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05cm" fo:margin-left="0.064cm" fo:margin-right="0.134cm" table:align="margins"/>
    </style:style>
    <style:style style:name="Table1.A" style:family="table-column">
      <style:table-column-properties style:column-width="11.104cm" style:rel-column-width="40869*"/>
    </style:style>
    <style:style style:name="Table1.B" style:family="table-column">
      <style:table-column-properties style:column-width="6.701cm" style:rel-column-width="24666*"/>
    </style:style>
    <style:style style:name="Table1.1" style:family="table-row">
      <style:table-row-properties style:min-row-height="1.032cm"/>
    </style:style>
    <style:style style:name="Table1.A1" style:family="table-cell">
      <style:table-cell-properties fo:padding="0.097cm" fo:border="none"/>
    </style:style>
    <style:style style:name="tabRecapAvasad" style:family="table">
      <style:table-properties style:width="18.002cm" table:align="margins"/>
    </style:style>
    <style:style style:name="tabRecapAvasad.A" style:family="table-column">
      <style:table-column-properties style:column-width="1.429cm" style:rel-column-width="5202*"/>
    </style:style>
    <style:style style:name="tabRecapAvasad.B" style:family="table-column">
      <style:table-column-properties style:column-width="10.478cm" style:rel-column-width="38143*"/>
    </style:style>
    <style:style style:name="tabRecapAvasad.C" style:family="table-column">
      <style:table-column-properties style:column-width="1.291cm" style:rel-column-width="4699*"/>
    </style:style>
    <style:style style:name="tabRecapAvasad.D" style:family="table-column">
      <style:table-column-properties style:column-width="2.379cm" style:rel-column-width="8663*"/>
    </style:style>
    <style:style style:name="tabRecapAvasad.E" style:family="table-column">
      <style:table-column-properties style:column-width="2.425cm" style:rel-column-width="8828*"/>
    </style:style>
    <style:style style:name="tabRecapAvasad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RecapAvasad.E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RecapAvasad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RecapAvasad.E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RecapAvasad.A3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2" style:family="paragraph" style:parent-style-name="Standard" style:master-page-name="First_20_Page">
      <style:paragraph-properties fo:margin-top="0cm" fo:margin-bottom="0cm" style:page-number="auto"/>
      <style:text-properties style:font-name="Arial1" fo:font-size="10pt" style:font-size-asian="10pt" style:font-size-complex="10pt"/>
    </style:style>
    <style:style style:name="P13" style:family="paragraph" style:parent-style-name="Standard" style:master-page-name="secondePage">
      <style:paragraph-properties style:page-number="auto" fo:break-before="page"/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/>
    </style:style>
    <style:style style:name="T1" style:family="text">
      <style:text-properties fo:color="#000000" style:font-name="Arial"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1pt"/>
    </style:style>
    <style:style style:name="T4" style:family="text">
      <style:text-properties style:font-name="Arial1" fo:font-size="11pt" style:font-size-asian="10pt" style:font-size-complex="10pt"/>
    </style:style>
    <style:style style:name="T5" style:family="text">
      <style:text-properties fo:font-size="11pt" style:font-size-asian="10pt" style:font-size-complex="10pt"/>
    </style:style>
    <style:style style:name="T6" style:family="text">
      <style:text-properties style:font-name="Ari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font-size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name-asian="Courier New" style:font-size-asian="10pt" style:font-name-complex="Courier New" style:font-size-complex="10pt"/>
    </style:style>
    <style:style style:name="T11" style:family="text">
      <style:text-properties style:font-size-asian="10pt"/>
    </style:style>
    <style:style style:name="T12" style:family="text">
      <style:text-properties style:font-size-complex="10pt"/>
    </style:style>
    <style:style style:name="T13" style:family="text">
      <style:text-properties style:font-name="Arial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RFM_sansAdresse#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%=titreConcerneCmsReference=%</text:p>
            <text:p text:style-name="P1">%=cmsReference=%</text:p>
          </table:table-cell>
          <table:table-cell table:style-name="Table1.A1" office:value-type="string">
            <text:p text:style-name="P1">%=ADRESSE_AVASAD=%</text:p>
          </table:table-cell>
        </table:table-row>
      </table:table>
      <text:p text:style-name="P1"/>
      <text:p text:style-name="P1"/>
      <text:p text:style-name="P14"><text:span text:style-name="T9">%=</text:span><text:span text:style-name="T10">DATE_ET_LIEU</text:span><text:span text:style-name="T9">=%</text:span></text:p>
      <text:p text:style-name="P4"/>
      <text:p text:style-name="P4"/>
      <text:p text:style-name="P3">%=titreDocumentRecapAvasad=%</text:p>
      <text:p text:style-name="P2"/>
      <text:p text:style-name="P2"/>
      <text:p text:style-name="P2">%=libelleTableauRecap=%</text:p>
      <table:table table:name="tabRecapAvasad" table:style-name="tabRecapAvasad">
        <table:table-column table:style-name="tabRecapAvasad.A"/>
        <table:table-column table:style-name="tabRecapAvasad.B"/>
        <table:table-column table:style-name="tabRecapAvasad.C"/>
        <table:table-column table:style-name="tabRecapAvasad.D"/>
        <table:table-column table:style-name="tabRecapAvasad.E"/>
        <table:table-row>
          <table:table-cell table:style-name="tabRecapAvasad.A1" office:value-type="string">
            <text:p text:style-name="P10">%=titreNbCas=%</text:p>
          </table:table-cell>
          <table:table-cell table:style-name="tabRecapAvasad.A1" office:value-type="string">
            <text:p text:style-name="P10">%=titreLibelleTraitement=%</text:p>
          </table:table-cell>
          <table:table-cell table:style-name="tabRecapAvasad.A1" office:value-type="string">
            <text:p text:style-name="P10">%=titreCode=%</text:p>
          </table:table-cell>
          <table:table-cell table:style-name="tabRecapAvasad.A1" office:value-type="string">
            <text:p text:style-name="P10">%=titreMontantRefuse=%</text:p>
          </table:table-cell>
          <table:table-cell table:style-name="tabRecapAvasad.E1" office:value-type="string">
            <text:p text:style-name="P10">%=titreMontantPaye=%</text:p>
          </table:table-cell>
        </table:table-row>
        <table:table-row>
          <table:table-cell table:style-name="tabRecapAvasad.A2" office:value-type="string">
            <text:p text:style-name="P6">%{ligneDetailRecapAvasad}%%=nbCasRecap=%</text:p>
          </table:table-cell>
          <table:table-cell table:style-name="tabRecapAvasad.A2" office:value-type="string">
            <text:p text:style-name="P5">%=libelleTraitementRecap=%</text:p>
          </table:table-cell>
          <table:table-cell table:style-name="tabRecapAvasad.A2" office:value-type="string">
            <text:p text:style-name="P6">%=codeRecap=%</text:p>
          </table:table-cell>
          <table:table-cell table:style-name="tabRecapAvasad.A2" office:value-type="string">
            <text:p text:style-name="P7">%=montantRefuseRecap=%</text:p>
          </table:table-cell>
          <table:table-cell table:style-name="tabRecapAvasad.E2" office:value-type="string">
            <text:p text:style-name="P7">%=montantAccepteRecap=%</text:p>
          </table:table-cell>
        </table:table-row>
        <table:table-row>
          <table:table-cell table:style-name="tabRecapAvasad.A3" office:value-type="string">
            <text:p text:style-name="P6">%{ligneTotalRecapAvasad}%<text:span text:style-name="T2">%=nbCasTotalRecap=%</text:span></text:p>
          </table:table-cell>
          <table:table-cell table:style-name="tabRecapAvasad.A3" office:value-type="string">
            <text:p text:style-name="P8">%=titreMontantTotalRecap=%</text:p>
          </table:table-cell>
          <table:table-cell table:style-name="tabRecapAvasad.A3" office:value-type="string">
            <text:p text:style-name="P5"/>
          </table:table-cell>
          <table:table-cell table:style-name="tabRecapAvasad.A3" office:value-type="string">
            <text:p text:style-name="P9">%=montantTotalRefusRecap=%</text:p>
          </table:table-cell>
          <table:table-cell table:style-name="tabRecapAvasad.A3" office:value-type="string">
            <text:p text:style-name="P9">%=montantTotalAccepteRecap=%</text:p>
          </table:table-cell>
        </table:table-row>
      </table:table>
      <text:p text:style-name="P2"/>
      <text:p text:style-name="P2"/>
      <text:p text:style-name="P1">%=texteInfoCorrection=%</text:p>
      <text:p text:style-name="P1">%=texteInfoDepassementQd=%</text:p>
      <text:p text:style-name="P1"/>
      <text:p text:style-name="P1"/>
      <text:p text:style-name="P1"/>
      <text:p text:style-name="P1"><text:tab/><text:tab/><text:tab/><text:tab/><text:tab/><text:tab/><text:tab/><text:tab/>%#include signatureRFM#%</text:p>
      <text:p text:style-name="P1"/>
      <text:p text:style-name="P1"/>
      <text:p text:style-name="P1"/>
      <text:p text:style-name="P1"><text:span text:style-name="T1">%=pushToEnd()=%</text:span> </text:p>
      <text:p text:style-name="P1">%=titreAnnexe=%<text:tab/>%=texteAnnexeCasPaye=%</text:p>
      <text:p text:style-name="P1"><text:tab/><text:tab/>%=texteAnnexeCasRejete=%</text:p>
      <text:p text:style-name="P11">%#include recapAvasadListeCasTraite#%</text:p>
      <text:p text:style-name="P13">%#include recapAvasadListeCasRejet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First_20_Page" style:display-name="First Page" style:page-layout-name="pm3" style:next-style-name="Standard"/>
    <style:master-page style:name="Left_20_Page" style:display-name="Left Page" style:page-layout-name="pm4"/>
    <style:master-page style:name="Endnote" style:page-layout-name="pm5"/>
    <style:master-page style:name="paysage" style:page-layout-name="pm6"/>
    <style:master-page style:name="secondePag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3-10-08T17:46:29</dc:date>
    <meta:editing-cycles>59</meta:editing-cycles>
    <meta:editing-duration>PT15H54M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29" meta:word-count="40" meta:character-count="750"/>
  </office:meta>
</office:document-meta>
</file>